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8.098cm" fo:margin-left="-0.762cm" table:align="left"/>
    </style:style>
    <style:style style:name="Tabela1.A" style:family="table-column">
      <style:table-column-properties style:column-width="2.464cm"/>
    </style:style>
    <style:style style:name="Tabela1.B" style:family="table-column">
      <style:table-column-properties style:column-width="1.439cm"/>
    </style:style>
    <style:style style:name="Tabela1.C" style:family="table-column">
      <style:table-column-properties style:column-width="8.797cm"/>
    </style:style>
    <style:style style:name="Tabela1.D" style:family="table-column">
      <style:table-column-properties style:column-width="5.398cm"/>
    </style:style>
    <style:style style:name="Tabela1.A1" style:family="table-cell">
      <style:table-cell-properties fo:padding-left="0.191cm" fo:padding-right="0.191cm" fo:padding-top="0cm" fo:padding-bottom="0cm" fo:border="0.75pt solid #000000"/>
    </style:style>
    <style:style style:name="Tabela1.B1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/>
    </style:style>
    <style:style style:name="Tabela1.A2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Tabela1.B2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/>
    </style:style>
    <style:style style:name="P1" style:family="paragraph" style:parent-style-name="Cabeçalho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Normal">
      <style:paragraph-properties fo:text-align="center" style:justify-single-word="false" fo:break-before="pag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Normal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4" style:family="paragraph" style:parent-style-name="Normal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5" style:family="paragraph" style:parent-style-name="Normal">
      <style:paragraph-properties fo:text-align="end" style:justify-single-word="false"/>
    </style:style>
    <style:style style:name="P6" style:family="paragraph" style:parent-style-name="Normal">
      <style:paragraph-properties style:line-height-at-least="0.423cm"/>
      <style:text-properties fo:font-size="10pt" style:font-size-asian="10pt" style:font-size-complex="10pt"/>
    </style:style>
    <style:style style:name="P7" style:family="paragraph" style:parent-style-name="Normal">
      <style:paragraph-properties fo:margin-top="0cm" fo:margin-bottom="0.212cm" style:contextual-spacing="false" style:line-height-at-least="0.423cm" fo:text-align="center" style:justify-single-word="false"/>
    </style:style>
    <style:style style:name="P8" style:family="paragraph" style:parent-style-name="Normal">
      <style:paragraph-properties fo:margin-top="0cm" fo:margin-bottom="1.27cm" style:contextual-spacing="false" fo:text-align="center" style:justify-single-word="false" fo:break-before="page"/>
      <style:text-properties style:font-name="Arial" fo:font-size="18pt" style:font-size-asian="18pt" style:font-name-complex="Arial" style:font-size-complex="18pt"/>
    </style:style>
    <style:style style:name="P9" style:family="paragraph" style:parent-style-name="Normal">
      <style:paragraph-properties fo:margin-top="0cm" fo:margin-bottom="1.27cm" style:contextual-spacing="false"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10" style:family="paragraph" style:parent-style-name="Normal_20__28_Web_29_">
      <style:paragraph-properties fo:margin-top="0cm" fo:margin-bottom="0cm" style:contextual-spacing="false" style:line-height-at-least="0.42cm" fo:text-align="center" style:justify-single-word="false"/>
      <style:text-properties fo:font-weight="bold" officeooo:rsid="0000520c" officeooo:paragraph-rsid="0000520c" style:font-weight-asian="bold" style:font-weight-complex="bold"/>
    </style:style>
    <style:style style:name="P11" style:family="paragraph" style:parent-style-name="Normal_20__28_Web_29_">
      <style:paragraph-properties fo:margin-top="0cm" fo:margin-bottom="0cm" style:contextual-spacing="false" style:line-height-at-least="0.42cm"/>
      <style:text-properties fo:font-weight="bold" officeooo:rsid="00084143" officeooo:paragraph-rsid="00084143" style:font-weight-asian="bold" style:font-weight-complex="bold"/>
    </style:style>
    <style:style style:name="P12" style:family="paragraph" style:parent-style-name="Normal_20__28_Web_29_">
      <style:paragraph-properties fo:margin-top="0cm" fo:margin-bottom="0cm" style:contextual-spacing="false" style:line-height-at-least="0.42cm"/>
      <style:text-properties fo:font-weight="normal" officeooo:paragraph-rsid="0000520c" style:font-weight-asian="normal" style:font-weight-complex="normal"/>
    </style:style>
    <style:style style:name="P13" style:family="paragraph" style:parent-style-name="Normal_20__28_Web_29_">
      <style:paragraph-properties fo:margin-top="0cm" fo:margin-bottom="0cm" style:contextual-spacing="false" style:line-height-at-least="0.42cm"/>
      <style:text-properties fo:font-weight="normal" officeooo:rsid="0000520c" officeooo:paragraph-rsid="0000520c" style:font-weight-asian="normal" style:font-weight-complex="normal"/>
    </style:style>
    <style:style style:name="P14" style:family="paragraph" style:parent-style-name="Normal_20__28_Web_29_">
      <style:paragraph-properties fo:margin-top="0cm" fo:margin-bottom="0cm" style:contextual-spacing="false" style:line-height-at-least="0.42cm"/>
      <style:text-properties fo:font-weight="normal" officeooo:rsid="0001da88" officeooo:paragraph-rsid="0001da88" style:font-weight-asian="normal" style:font-weight-complex="normal"/>
    </style:style>
    <style:style style:name="P15" style:family="paragraph" style:parent-style-name="Normal_20__28_Web_29_">
      <style:paragraph-properties fo:margin-top="0cm" fo:margin-bottom="0cm" style:contextual-spacing="false" style:line-height-at-least="0.42cm"/>
      <style:text-properties fo:font-weight="normal" officeooo:rsid="00038e07" officeooo:paragraph-rsid="00038e07" style:font-weight-asian="normal" style:font-weight-complex="normal"/>
    </style:style>
    <style:style style:name="P16" style:family="paragraph" style:parent-style-name="Normal_20__28_Web_29_">
      <style:paragraph-properties fo:margin-top="0cm" fo:margin-bottom="0cm" style:contextual-spacing="false" style:line-height-at-least="0.42cm"/>
      <style:text-properties fo:font-weight="normal" officeooo:rsid="0004fd3b" officeooo:paragraph-rsid="0004fd3b" style:font-weight-asian="normal" style:font-weight-complex="normal"/>
    </style:style>
    <style:style style:name="P17" style:family="paragraph" style:parent-style-name="Normal_20__28_Web_29_">
      <style:paragraph-properties fo:margin-top="0cm" fo:margin-bottom="0cm" style:contextual-spacing="false" style:line-height-at-least="0.42cm"/>
      <style:text-properties fo:font-weight="normal" officeooo:rsid="0004fd3b" officeooo:paragraph-rsid="00064870" style:font-weight-asian="normal" style:font-weight-complex="normal"/>
    </style:style>
    <style:style style:name="P18" style:family="paragraph" style:parent-style-name="Normal_20__28_Web_29_">
      <style:paragraph-properties fo:margin-top="0cm" fo:margin-bottom="0cm" style:contextual-spacing="false" style:line-height-at-least="0.42cm"/>
      <style:text-properties fo:font-weight="normal" officeooo:rsid="00064870" officeooo:paragraph-rsid="00084143" style:font-weight-asian="normal" style:font-weight-complex="normal"/>
    </style:style>
    <style:style style:name="P19" style:family="paragraph" style:parent-style-name="Normal_20__28_Web_29_">
      <style:paragraph-properties fo:margin-top="0cm" fo:margin-bottom="0cm" style:contextual-spacing="false" style:line-height-at-least="0.42cm"/>
      <style:text-properties fo:font-weight="normal" officeooo:rsid="00084143" officeooo:paragraph-rsid="00084143" style:font-weight-asian="normal" style:font-weight-complex="normal"/>
    </style:style>
    <style:style style:name="P20" style:family="paragraph" style:parent-style-name="Normal_20__28_Web_29_">
      <style:paragraph-properties fo:margin-top="0cm" fo:margin-bottom="0cm" style:contextual-spacing="false" style:line-height-at-least="0.42cm"/>
      <style:text-properties fo:color="#000000" fo:font-weight="bold" officeooo:rsid="000bae7c" officeooo:paragraph-rsid="000bae7c" style:font-weight-asian="bold" style:font-weight-complex="bold"/>
    </style:style>
    <style:style style:name="P21" style:family="paragraph" style:parent-style-name="Normal_20__28_Web_29_">
      <style:paragraph-properties fo:margin-top="0cm" fo:margin-bottom="0cm" style:contextual-spacing="false" style:line-height-at-least="0.42cm"/>
      <style:text-properties fo:color="#000000" fo:font-weight="bold" officeooo:rsid="000bae7c" officeooo:paragraph-rsid="000bae7c" fo:background-color="#ffff00" style:font-weight-asian="bold" style:font-weight-complex="bold"/>
    </style:style>
    <style:style style:name="P22" style:family="paragraph" style:parent-style-name="Normal" style:master-page-name="MP0">
      <style:paragraph-properties fo:text-align="end" style:justify-single-word="false" style:page-number="auto" fo:break-before="pag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23" style:family="paragraph" style:parent-style-name="Normal">
      <style:paragraph-properties fo:margin-top="0cm" fo:margin-bottom="0.212cm" style:contextual-spacing="false" style:line-height-at-least="0.423cm"/>
      <style:text-properties fo:font-size="10pt" officeooo:rsid="0000520c" officeooo:paragraph-rsid="0000520c" style:font-size-asian="10pt" style:font-size-complex="10pt"/>
    </style:style>
    <style:style style:name="P24" style:family="paragraph" style:parent-style-name="Normal">
      <style:paragraph-properties fo:margin-top="0cm" fo:margin-bottom="0.212cm" style:contextual-spacing="false" style:line-height-at-least="0.423cm"/>
      <style:text-properties fo:font-size="10pt" officeooo:rsid="000a31b1" officeooo:paragraph-rsid="000a31b1" style:font-size-asian="10pt" style:font-size-complex="10pt"/>
    </style:style>
    <style:style style:name="P25" style:family="paragraph" style:parent-style-name="Normal">
      <style:paragraph-properties style:line-height-at-least="0.423cm"/>
    </style:style>
    <style:style style:name="P26" style:family="paragraph" style:parent-style-name="Normal" style:list-style-name="L3">
      <style:paragraph-properties style:line-height-at-least="0.423cm"/>
    </style:style>
    <style:style style:name="P27" style:family="paragraph" style:parent-style-name="Normal" style:list-style-name="L4">
      <style:paragraph-properties style:line-height-at-least="0.423cm"/>
      <style:text-properties officeooo:paragraph-rsid="000a31b1"/>
    </style:style>
    <style:style style:name="P28" style:family="paragraph" style:parent-style-name="Normal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29" style:family="paragraph" style:parent-style-name="Normal" style:list-style-name="L4">
      <style:paragraph-properties fo:margin-left="0cm" fo:margin-right="0cm" style:line-height-at-least="0.423cm" fo:text-indent="0cm" style:auto-text-indent="false"/>
      <style:text-properties officeooo:paragraph-rsid="000a31b1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2" style:family="text">
      <style:text-properties style:font-name="Arial" fo:font-size="14pt" fo:font-weight="bold" style:letter-kerning="true" style:font-size-asian="14pt" style:font-weight-asian="bold" style:font-name-complex="Arial" style:font-size-complex="14pt" style:font-weight-complex="bold"/>
    </style:style>
    <style:style style:name="T3" style:family="text">
      <style:text-properties style:font-name="Arial" fo:font-size="13pt" fo:font-weight="bold" officeooo:rsid="000a31b1" style:letter-kerning="true" style:font-size-asian="13pt" style:font-weight-asian="bold" style:font-name-complex="Arial" style:font-size-complex="13pt" style:font-weight-complex="bold"/>
    </style:style>
    <style:style style:name="T4" style:family="text">
      <style:text-properties style:font-name="Arial" fo:font-size="13pt" fo:font-weight="normal" officeooo:rsid="000a31b1" style:letter-kerning="true" style:font-size-asian="13pt" style:font-weight-asian="normal" style:font-name-complex="Arial" style:font-size-complex="13pt" style:font-weight-complex="normal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064870" style:font-size-asian="13pt" style:font-weight-asian="bold" style:font-size-complex="13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00520c" style:font-size-asian="13pt" style:font-size-complex="13pt"/>
    </style:style>
    <style:style style:name="T10" style:family="text">
      <style:text-properties fo:font-size="13pt" officeooo:rsid="0001da88" style:font-size-asian="13pt" style:font-size-complex="13pt"/>
    </style:style>
    <style:style style:name="T11" style:family="text">
      <style:text-properties fo:font-size="13pt" officeooo:rsid="0004fd3b" style:font-size-asian="13pt" style:font-size-complex="13pt"/>
    </style:style>
    <style:style style:name="T12" style:family="text">
      <style:text-properties fo:font-size="13pt" officeooo:rsid="00064870" style:font-size-asian="13pt" style:font-size-complex="13pt"/>
    </style:style>
    <style:style style:name="T13" style:family="text">
      <style:text-properties fo:font-size="13pt" officeooo:rsid="00084143" style:font-size-asian="13pt" style:font-size-complex="13pt"/>
    </style:style>
    <style:style style:name="T14" style:family="text">
      <style:text-properties fo:font-size="13pt" officeooo:rsid="000a31b1" style:font-size-asian="13pt" style:font-size-complex="13pt"/>
    </style:style>
    <style:style style:name="T15" style:family="text">
      <style:text-properties fo:font-size="13pt" fo:font-weight="normal" style:font-size-asian="13pt" style:font-weight-asian="normal" style:font-size-complex="13pt" style:font-weight-complex="normal"/>
    </style:style>
    <style:style style:name="T16" style:family="text">
      <style:text-properties fo:font-size="13pt" fo:font-weight="normal" fo:background-color="#ffff00" style:font-size-asian="13pt" style:font-weight-asian="normal" style:font-size-complex="13pt" style:font-weight-complex="normal"/>
    </style:style>
    <style:style style:name="T17" style:family="text">
      <style:text-properties fo:font-size="13pt" fo:background-color="#ffff00" style:font-size-asian="13pt" style:font-size-complex="13pt"/>
    </style:style>
    <style:style style:name="T18" style:family="text">
      <style:text-properties fo:color="#ff3333" fo:font-size="13pt" style:font-size-asian="13pt" style:font-size-complex="13pt"/>
    </style:style>
    <style:style style:name="T19" style:family="text">
      <style:text-properties fo:color="#ff3333" fo:font-size="13pt" fo:font-weight="bold" style:font-size-asian="13pt" style:font-weight-asian="bold" style:font-size-complex="13pt" style:font-weight-complex="bold"/>
    </style:style>
    <style:style style:name="T20" style:family="text">
      <style:text-properties fo:color="#ff3333" fo:font-size="13pt" fo:font-weight="bold" officeooo:rsid="00064870" style:font-size-asian="13pt" style:font-weight-asian="bold" style:font-size-complex="13pt" style:font-weight-complex="bold"/>
    </style:style>
    <style:style style:name="T21" style:family="text">
      <style:text-properties fo:color="#ff3333" fo:font-size="13pt" fo:font-weight="bold" officeooo:rsid="0004fd3b" style:font-size-asian="13pt" style:font-weight-asian="bold" style:font-size-complex="13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GoBack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LPREV</text:p>
      <text:p text:style-name="P3">Relatório de Resultados</text:p>
      <text:p text:style-name="P3"/>
      <text:p text:style-name="P3"/>
      <text:p text:style-name="P5"><text:span text:style-name="Fonte_20_parág._20_padrão"><text:span text:style-name="T1">Versão 1.0</text:span></text:span></text:p>
      <text:p text:style-name="P4"/>
      <text:p text:style-name="P6"/>
      <text:p text:style-name="P2"/>
      <text:p text:style-name="P4">Histórico da Revisão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7"><text:span text:style-name="Fonte_20_parág._20_padrão"><text:span text:style-name="T5">Data</text:span></text:span></text:p>
          </table:table-cell>
          <table:table-cell table:style-name="Tabela1.B1" office:value-type="string">
            <text:p text:style-name="P7"><text:span text:style-name="Fonte_20_parág._20_padrão"><text:span text:style-name="T5">Versão</text:span></text:span></text:p>
          </table:table-cell>
          <table:table-cell table:style-name="Tabela1.B1" office:value-type="string">
            <text:p text:style-name="P7"><text:span text:style-name="Fonte_20_parág._20_padrão"><text:span text:style-name="T5">Descrição</text:span></text:span></text:p>
          </table:table-cell>
          <table:table-cell table:style-name="Tabela1.B1" office:value-type="string">
            <text:p text:style-name="P7"><text:span text:style-name="Fonte_20_parág._20_padrão"><text:span text:style-name="T5">Autor</text:span></text:span></text:p>
          </table:table-cell>
        </table:table-row>
        <table:table-row>
          <table:table-cell table:style-name="Tabela1.A2" office:value-type="string">
            <text:p text:style-name="P23">04/12/2013</text:p>
          </table:table-cell>
          <table:table-cell table:style-name="Tabela1.B2" office:value-type="string">
            <text:p text:style-name="P23">1.0</text:p>
          </table:table-cell>
          <table:table-cell table:style-name="Tabela1.B2" office:value-type="string">
            <text:p text:style-name="P23">Relatório Geral do Projeto</text:p>
          </table:table-cell>
          <table:table-cell table:style-name="Tabela1.B2" office:value-type="string">
            <text:p text:style-name="P23">Rhaíssa Nogueira</text:p>
          </table:table-cell>
        </table:table-row>
        <table:table-row>
          <table:table-cell table:style-name="Tabela1.A2" office:value-type="string">
            <text:p text:style-name="P24">05/12/2013</text:p>
          </table:table-cell>
          <table:table-cell table:style-name="Tabela1.B2" office:value-type="string">
            <text:p text:style-name="P24">1.1</text:p>
          </table:table-cell>
          <table:table-cell table:style-name="Tabela1.B2" office:value-type="string">
            <text:p text:style-name="P24">Alterando os dados dos Indicadores</text:p>
          </table:table-cell>
          <table:table-cell table:style-name="Tabela1.B2" office:value-type="string">
            <text:p text:style-name="P24">Rhaíssa Nogueira</text:p>
          </table:table-cell>
        </table:table-row>
      </table:table>
      <text:p text:style-name="P6"/>
      <text:p text:style-name="P8"/>
      <text:p text:style-name="P9">Relatório de Resultados</text:p>
      <text:list xml:id="list140271041507963394" text:style-name="L3">
        <text:list-item>
          <text:p text:style-name="P26"><text:bookmark-start text:name="1.__________________Introduction"/><text:bookmark-end text:name="1.__________________Introduction"/><text:bookmark-start text:name="13._____________Quality_Records"/><text:span text:style-name="Fonte_20_parág._20_padrão"><text:span text:style-name="T2">Registros de </text:span></text:span><text:bookmark-end text:name="13._____________Quality_Records"/><text:span text:style-name="Fonte_20_parág._20_padrão"><text:span text:style-name="T2">Relatório de Resultados.</text:span></text:span></text:p>
        </text:list-item>
      </text:list>
      <text:p text:style-name="P25"><text:span text:style-name="Fonte_20_parág._20_padrão"><text:span text:style-name="T2"><text:tab/></text:span></text:span></text:p>
      <text:list xml:id="list1008569700141746177" text:style-name="L4">
        <text:list-header>
          <text:p text:style-name="P29"><text:span text:style-name="Fonte_20_parág._20_padrão"><text:span text:style-name="T4">Indicadores retirados do Redmine</text:span></text:span></text:p>
          <text:p text:style-name="P27"><text:span text:style-name="Fonte_20_parág._20_padrão"><text:span text:style-name="T3"/></text:span></text:p>
        </text:list-header>
      </text:list>
      <text:p text:style-name="P12"><text:span text:style-name="T9">Foram 325 tickets abertos até o dia 04/12/2013, </text:span><text:span text:style-name="T13">d</text:span><text:span text:style-name="T9">estes:</text:span></text:p>
      <text:p text:style-name="P13"><text:span text:style-name="T8"/></text:p>
      <text:p text:style-name="P10"><text:span text:style-name="T8">36 </text:span><text:span text:style-name="T10">A</text:span><text:span text:style-name="T8">bertos </text:span><text:span text:style-name="T14">| </text:span><text:span text:style-name="T10">221 Concluídas </text:span><text:span text:style-name="T14">| </text:span><text:span text:style-name="T10">52 Em andamento</text:span></text:p>
      <text:p text:style-name="P14"><text:span text:style-name="T8"/></text:p>
      <text:p text:style-name="P15"><text:span text:style-name="T6">Sprint 1</text:span><text:span text:style-name="T8"> (</text:span><text:span text:style-name="T11">R</text:span><text:span text:style-name="T8">elacionados a tarefa Sprint #34: Sprint 1): </text:span><text:span text:style-name="T21">30 tickets</text:span></text:p>
      <text:p text:style-name="P16"><text:span text:style-name="T6">Sprint 2 </text:span><text:span text:style-name="T8">(Relacionados a tarefa Sprint #37: Sprint 2): </text:span><text:span text:style-name="T12">0</text:span><text:span text:style-name="T8">9 tickets</text:span></text:p>
      <text:p text:style-name="P16"><text:span text:style-name="T6">Sprint 3 </text:span><text:span text:style-name="T8">(Relacionados a tarefa Sprint #44: Sprint 3): </text:span><text:span text:style-name="T19">32 tickets</text:span></text:p>
      <text:p text:style-name="P16"><text:span text:style-name="T6">Sprint 4 </text:span><text:span text:style-name="T8">(Relacionados a tarefa Sprint #64: Sprint 4): 22 tickets</text:span></text:p>
      <text:p text:style-name="P16"><text:span text:style-name="T6">Sprint 5 </text:span><text:span text:style-name="T8">(Relacionados a tarefa Sprint #99: Sprint 5): 12 tickets</text:span></text:p>
      <text:p text:style-name="P17"><text:span text:style-name="T6">Sprint 6 </text:span><text:span text:style-name="T8">(Relacionados a tarefa Sprint</text:span><text:span text:style-name="T12"> #118: Sprint 6): </text:span><text:span text:style-name="T20">34 tickets</text:span></text:p>
      <text:p text:style-name="P17"><text:span text:style-name="T6">Sprint 7 </text:span><text:span text:style-name="T12">(</text:span><text:span text:style-name="T8">Relacionados a tarefa </text:span><text:span text:style-name="T12">Sprint #138: Sprint 7): 13 tickets</text:span></text:p>
      <text:p text:style-name="P17"><text:span text:style-name="T6">Sprint 8</text:span><text:span text:style-name="T7"> </text:span><text:span text:style-name="T12">(</text:span><text:span text:style-name="T8">Relacionados a tarefa </text:span><text:span text:style-name="T12">Sprint #247: Sprint 8): 15 tickets</text:span></text:p>
      <text:p text:style-name="P17"><text:span text:style-name="T6">Sprint </text:span><text:span text:style-name="T7">9</text:span><text:span text:style-name="T12"> (</text:span><text:span text:style-name="T8">Relacionados a tarefa </text:span><text:span text:style-name="T12">Sprint #293: Sprint 9): 08 tickets</text:span><text:span text:style-name="T8"> </text:span></text:p>
      <text:p text:style-name="P18"><text:span text:style-name="T6">Sprint 10</text:span><text:span text:style-name="T8"> (</text:span><text:span text:style-name="T11">Relacionados a tarefa </text:span><text:span text:style-name="T13">Sprint #314: Sprint10</text:span><text:span text:style-name="T8">): </text:span><text:span text:style-name="T13">08 tickets</text:span></text:p>
      <text:p text:style-name="P19"><text:span text:style-name="T8"/></text:p>
      <text:p text:style-name="P11"><text:span text:style-name="T8">Configuração #58: Laudo de qualidade de produto e processo: </text:span><text:span text:style-name="T15">5 tickets</text:span></text:p>
      <text:p text:style-name="P11"><text:span text:style-name="T17">Correção/Ajuste #117: Não conformidades GCO:</text:span><text:span text:style-name="T16"> </text:span><text:span text:style-name="T17">57 tickets</text:span></text:p>
      <text:p text:style-name="P19"><text:span text:style-name="T6">Configuração #133: Tratamento de não conformidades até Sprint 5:</text:span><text:span text:style-name="T8"> 11 tickets</text:span></text:p>
      <text:p text:style-name="P11"><text:span text:style-name="T8">Verificação/Validação #243: Executar checklists de medição e testes:</text:span><text:span text:style-name="T15"> 02 tickets</text:span></text:p>
      <text:p text:style-name="P11"><text:span text:style-name="T8">Verificação/Validação #263: Validação de Requisitos:</text:span><text:span text:style-name="T15"> 01 ticket</text:span></text:p>
      <text:p text:style-name="P11"><text:span text:style-name="T8">Verificação/Validação #264: Validação do Projeto e Construção do Produto: </text:span><text:span text:style-name="T15">02 tickets</text:span></text:p>
      <text:p text:style-name="P11"><text:span text:style-name="T8">Verificação/Validação #270: Verificar o Plano de Qualidade: </text:span><text:span text:style-name="T15">01 ticket</text:span></text:p>
      <text:p text:style-name="P11"><text:span text:style-name="T8">Verificação/Validação #307: Validação e Verificação dos Requisitos, Caso de Uso e Protótipos:</text:span><text:span text:style-name="T15"> 01 ticket</text:span></text:p>
      <text:p text:style-name="P11"><text:span text:style-name="T8">Verificação/Validação #318: Casos de Teste da API: </text:span><text:span text:style-name="T15">01 ticket</text:span></text:p>
      <text:p text:style-name="P11"><text:span text:style-name="T8">Verificação/Validação #62: Verificação da Sprint 1 e 2:</text:span><text:span text:style-name="T15"> 03 ticket</text:span></text:p>
      <text:p text:style-name="P11"><text:span text:style-name="T8">Verificação/Validação #80: Inspeção do Documento de Requisitos: </text:span><text:span text:style-name="T15">01 ticket</text:span></text:p>
      <text:p text:style-name="P11"><text:span text:style-name="T8">Vazias:</text:span><text:span text:style-name="T15"> </text:span><text:span text:style-name="T18">41 tickets</text:span></text:p>
      <text:p text:style-name="P11"><text:span text:style-name="T18"/></text:p>
      <text:p text:style-name="P11"><text:span text:style-name="T18"/></text:p>
      <text:p text:style-name="P20"><text:soft-page-break/><text:span text:style-name="T8">Quantidade de ticktes por TIPO</text:span></text:p>
      <text:p text:style-name="P11"><text:span text:style-name="T18"/></text:p>
      <text:p text:style-name="P21"><text:span text:style-name="T8">Análise/Estudo:</text:span><text:span text:style-name="T15"> 54 tickets</text:span></text:p>
      <text:p text:style-name="P21"><text:span text:style-name="T8">Configuração: </text:span><text:span text:style-name="T15">63 ticktes</text:span></text:p>
      <text:p text:style-name="P21"><text:span text:style-name="T8">Correção/Ajuste: </text:span><text:span text:style-name="T15">64 tickets</text:span></text:p>
      <text:p text:style-name="P20"><text:span text:style-name="T8">Defeito: </text:span><text:span text:style-name="T15">13 tickets</text:span></text:p>
      <text:p text:style-name="P20"><text:span text:style-name="T8">Desenvolvimento:</text:span><text:span text:style-name="T15"> 29 tickets</text:span></text:p>
      <text:p text:style-name="P20"><text:span text:style-name="T8">Execução/Confecção: </text:span><text:span text:style-name="T15">08 tickets</text:span></text:p>
      <text:p text:style-name="P20"><text:span text:style-name="T8">Funcionalidade: </text:span><text:span text:style-name="T15">19 tickets</text:span></text:p>
      <text:p text:style-name="P20"><text:span text:style-name="T8">História: </text:span><text:span text:style-name="T15">14 tickets</text:span></text:p>
      <text:p text:style-name="P20"><text:span text:style-name="T8">Problema/Ação:</text:span><text:span text:style-name="T15"> 02 tickets</text:span></text:p>
      <text:p text:style-name="P20"><text:span text:style-name="T8">Sprint: </text:span><text:span text:style-name="T15">10 tickets</text:span></text:p>
      <text:p text:style-name="P20"><text:span text:style-name="T8">Teste:</text:span><text:span text:style-name="T15"> 01 ticket</text:span></text:p>
      <text:p text:style-name="P20"><text:span text:style-name="T8">Verificação/Validação: </text:span><text:span text:style-name="T15">31 ticke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class="text">
      <style:paragraph-properties fo:text-align="center" style:justify-single-word="false" fo:hyphenation-ladder-count="no-limit"/>
      <style:text-properties style:font-name="Arial" fo:font-size="18pt" fo:font-weight="bold" style:font-size-asian="18pt" style:font-weight-asian="bold" style:font-name-complex="Arial" style:font-size-complex="1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paragraph-properties fo:margin-left="1.27cm" fo:margin-right="0cm" fo:margin-top="0.212cm" fo:margin-bottom="0.106cm" style:contextual-spacing="false" style:line-height-at-least="0.423cm" fo:hyphenation-ladder-count="no-limit" fo:text-indent="-1.27cm" style:auto-text-indent="false" fo:keep-with-next="always">
        <style:tab-stops/>
      </style:paragraph-properties>
      <style:text-properties style:font-name="Arial" fo:font-weight="bold" style:letter-kerning="true" style:font-weight-asian="bold" style:font-name-complex="Arial" style:font-weight-complex="bold" fo:hyphenate="false"/>
    </style:style>
    <style:style style:name="Heading_20_2" style:display-name="Heading 2" style:family="paragraph" style:parent-style-name="Normal" style:default-outline-level="2" style:class="text">
      <style:paragraph-properties fo:margin-left="1.27cm" fo:margin-right="0cm" fo:margin-top="0.212cm" fo:margin-bottom="0.106cm" style:contextual-spacing="false" style:line-height-at-least="0.423cm" fo:hyphenation-ladder-count="no-limit" fo:text-indent="-1.27cm" style:auto-text-indent="false" fo:keep-with-next="always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 fo:hyphenate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class="index">
      <style:paragraph-properties fo:margin-left="0cm" fo:margin-right="1.27cm" fo:margin-top="0.423cm" fo:margin-bottom="0.106cm" style:contextual-spacing="false" style:line-height-at-least="0.423cm" fo:hyphenation-ladder-count="no-limit" fo:text-indent="0cm" style:auto-text-indent="false"/>
      <style:text-properties fo:font-size="10pt" style:font-size-asian="10pt" style:font-size-complex="10pt" fo:hyphenate="false"/>
    </style:style>
    <style:style style:name="Contents_20_2" style:display-name="Contents 2" style:family="paragraph" style:parent-style-name="Normal" style:class="index">
      <style:paragraph-properties fo:margin-left="0.762cm" fo:margin-right="1.27cm" style:line-height-at-least="0.423cm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tabletext" style:family="paragraph" style:parent-style-name="Normal">
      <style:paragraph-properties fo:margin-top="0cm" fo:margin-bottom="0.212cm" style:contextual-spacing="false" style:line-height-at-least="0.423cm" fo:hyphenation-ladder-count="no-limit"/>
      <style:text-properties fo:font-size="10pt" style:font-size-asian="10pt" style:font-size-complex="10pt" fo:hyphenate="false"/>
    </style:style>
    <style:style style:name="infoblue" style:family="paragraph" style:parent-style-name="Normal">
      <style:paragraph-properties fo:margin-left="1.27cm" fo:margin-right="0cm" fo:margin-top="0cm" fo:margin-bottom="0.212cm" style:contextual-spacing="false" style:line-height-at-least="0.423cm" fo:hyphenation-ladder-count="no-limit" fo:text-indent="0cm" style:auto-text-indent="false">
        <style:tab-stops/>
      </style:paragraph-properties>
      <style:text-properties fo:color="#0000ff" fo:font-size="10pt" fo:font-style="italic" style:font-size-asian="10pt" style:font-style-asian="italic" style:font-size-complex="10pt" style:font-style-complex="italic" fo:hyphenate="false"/>
    </style:style>
    <style:style style:name="Recuo_20_de_20_corpo_20_de_20_texto" style:display-name="Recuo de corpo de texto" style:family="paragraph" style:parent-style-name="Normal">
      <style:paragraph-properties fo:margin-left="2.06cm" fo:margin-right="0cm" fo:margin-top="0.212cm" fo:margin-bottom="0cm" style:contextual-spacing="false" style:line-height-at-least="0.423cm" fo:hyphenation-ladder-count="no-limit" fo:text-indent="0cm" style:auto-text-indent="false">
        <style:tab-stops/>
      </style:paragraph-properties>
      <style:text-properties fo:color="#0000ff" fo:font-size="10pt" fo:font-style="italic" style:font-size-asian="10pt" style:font-style-asian="italic" style:font-size-complex="10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Normal_20__28_Web_29_" style:display-name="Normal (Web)" style:family="paragraph" style:parent-style-name="Normal">
      <style:paragraph-properties fo:margin-top="0.176cm" fo:margin-bottom="0.21cm" style:contextual-spacing="false" fo:hyphenation-ladder-count="no-limit"/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" style:family="paragraph">
      <style:paragraph-properties fo:hyphenation-ladder-count="no-limit" style:text-autospace="none"/>
      <style:text-properties fo:color="#000000"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2.18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0" text:anchor-type="paragraph" svg:x="-1.178cm" svg:y="-0.041cm" svg:width="6.697cm" style:rel-width="scale" svg:height="2.277cm" style:rel-height="scale" draw:z-index="1"><draw:image/><svg:desc>LOGO2_COREL.jpg</svg:desc></draw:frame><text:tab/><text:tab/><draw:frame draw:style-name="Mfr2" draw:name="Imagem 4" text:anchor-type="as-char" svg:y="0cm" svg:width="3.122cm" style:rel-width="scale" svg:height="2.196cm" style:rel-height="scale" draw:z-index="4"><draw:image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>&lt;Nome do Projeto&gt;</dc:title>
    <meta:initial-creator>MPS em ação</meta:initial-creator>
    <meta:creation-date>2013-11-16T23:43:00Z</meta:creation-date>
    <dc:date>2013-12-05T20:55:04.051000000</dc:date>
    <meta:editing-cycles>5</meta:editing-cycles>
    <meta:editing-duration>PT57M30S</meta:editing-duration>
    <meta:document-statistic meta:table-count="1" meta:image-count="2" meta:object-count="0" meta:page-count="4" meta:paragraph-count="58" meta:word-count="322" meta:character-count="2189" meta:non-whitespace-character-count="1920"/>
    <meta:template xlink:type="simple" xlink:actuate="onRequest" xlink:title="" xlink:href="Normal"/>
  </office:meta>
</office:document-meta>
</file>